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Raleway" svg:font-family="Raleway, sans-serif"/>
    <style:font-face style:name="SFMono-Regular" svg:font-family="SFMono-Regular, Consolas, 'Liberation Mono', Menlo, Courier, monospace"/>
    <style:font-face style:name="Tahoma1" svg:font-family="Tahoma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Times new roman" fo:font-size="14pt" fo:language="ru" fo:country="RU" officeooo:rsid="001a0e61" officeooo:paragraph-rsid="001a0e61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ourier New" fo:font-size="12pt" fo:language="ru" fo:country="RU" officeooo:rsid="00185cd6" officeooo:paragraph-rsid="00185cd6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Times new roman" fo:font-size="14pt" fo:language="ru" fo:country="RU" officeooo:rsid="0027c98d" officeooo:paragraph-rsid="00145b97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Times new roman" fo:font-size="14pt" fo:language="ru" fo:country="RU" officeooo:rsid="00192c92" officeooo:paragraph-rsid="0012ffa1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style:font-name="Times new roman" fo:font-size="14pt" fo:language="ru" fo:country="RU" officeooo:rsid="00167c69" officeooo:paragraph-rsid="0012ffa1" style:font-size-asian="14pt" style:font-size-complex="14pt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officeooo:paragraph-rsid="0012ffa1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officeooo:rsid="00141188" officeooo:paragraph-rsid="0012ffa1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officeooo:rsid="00192c92" officeooo:paragraph-rsid="0012ffa1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officeooo:rsid="001f0067" officeooo:paragraph-rsid="00145b97" style:font-size-asian="14pt" style:font-size-complex="14pt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fo:language="ru" fo:country="RU" officeooo:rsid="00192c92" officeooo:paragraph-rsid="0012ffa1" style:font-size-asian="14pt" style:font-size-complex="14pt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fo:language="ru" fo:country="RU" officeooo:rsid="0013c914" officeooo:paragraph-rsid="0012ffa1" style:font-size-asian="14pt" style:font-size-complex="14pt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fo:language="ru" fo:country="RU" officeooo:rsid="0067d445" officeooo:paragraph-rsid="0067d445" style:font-size-asian="14pt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style:writing-mode="page"/>
      <style:text-properties style:font-name="Times New Roman" fo:font-size="14pt" fo:font-style="normal" style:text-underline-style="none" officeooo:paragraph-rsid="0029bb9f" style:font-size-asian="14pt" style:font-style-asian="normal" style:font-name-complex="Times New Roman1" style:font-size-complex="14pt" style:font-style-complex="normal"/>
    </style:style>
    <style:style style:name="P15" style:family="paragraph" style:parent-style-name="Standard">
      <style:paragraph-properties fo:margin-top="0cm" fo:margin-bottom="0cm" loext:contextual-spacing="false" fo:line-height="100%" style:writing-mode="page">
        <style:tab-stops>
          <style:tab-stop style:position="11.79cm"/>
        </style:tab-stops>
      </style:paragraph-properties>
      <style:text-properties style:font-name="Times New Roman" fo:font-size="14pt" fo:font-style="normal" style:text-underline-style="none" officeooo:paragraph-rsid="0029bb9f" style:font-size-asian="14pt" style:font-style-asian="normal" style:font-name-complex="Times New Roman1" style:font-size-complex="14pt" style:font-style-complex="normal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style:font-name="Times New Roman" fo:font-size="14pt" fo:font-style="normal" style:text-underline-style="none" officeooo:paragraph-rsid="0029bb9f" style:font-size-asian="14pt" style:font-style-asian="normal" style:font-name-complex="Times New Roman1" style:font-size-complex="14pt" style:font-style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style:font-name="Times New Roman" fo:font-size="14pt" fo:font-style="normal" style:text-underline-style="none" officeooo:paragraph-rsid="0029bb9f" style:font-size-asian="14pt" style:font-style-asian="normal" style:font-size-complex="14pt" style:font-style-complex="normal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style:font-name="Times New Roman" fo:font-size="16pt" fo:font-style="normal" style:text-underline-style="none" officeooo:paragraph-rsid="0029bb9f" style:font-size-asian="16pt" style:font-style-asian="normal" style:font-name-complex="Times New Roman1" style:font-size-complex="16pt" style:font-style-complex="normal"/>
    </style:style>
    <style:style style:name="P19" style:family="paragraph" style:parent-style-name="Standard">
      <style:paragraph-properties fo:margin-top="0cm" fo:margin-bottom="0cm" loext:contextual-spacing="false" style:writing-mode="page">
        <style:tab-stops>
          <style:tab-stop style:position="11.79cm"/>
        </style:tab-stops>
      </style:paragraph-properties>
      <style:text-properties style:font-name="Times New Roman" fo:font-size="16pt" fo:font-style="normal" style:text-underline-style="none" officeooo:paragraph-rsid="0029bb9f" style:font-size-asian="16pt" style:font-style-asian="normal" style:font-name-complex="Times New Roman1" style:font-size-complex="16pt" style:font-style-complex="normal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style:font-name="Times New Roman" fo:font-size="18pt" fo:language="en" fo:country="US" fo:font-style="normal" style:text-underline-style="none" officeooo:paragraph-rsid="0029bb9f" style:font-size-asian="18pt" style:font-style-asian="normal" style:font-name-complex="Times New Roman1" style:font-size-complex="18pt" style:font-style-complex="normal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officeooo:paragraph-rsid="0029bb9f"/>
    </style:style>
    <style:style style:name="P22" style:family="paragraph" style:parent-style-name="Text_20_body">
      <style:paragraph-properties fo:margin-top="0cm" fo:margin-bottom="0cm" loext:contextual-spacing="false" fo:text-align="center" style:justify-single-word="false" style:writing-mode="page"/>
      <style:text-properties style:font-name="Times New Roman" fo:font-size="14pt" fo:font-style="normal" style:text-underline-style="none" officeooo:paragraph-rsid="0029bb9f" style:font-size-asian="14pt" style:font-style-asian="normal" style:font-size-complex="14pt" style:font-style-complex="normal"/>
    </style:style>
    <style:style style:name="P23" style:family="paragraph" style:parent-style-name="Standard">
      <style:paragraph-properties fo:margin-top="0cm" fo:margin-bottom="0.199cm" loext:contextual-spacing="false" fo:text-align="center" style:justify-single-word="false" style:writing-mode="page"/>
      <style:text-properties style:font-name="Times New Roman" fo:font-size="16pt" fo:font-style="normal" style:text-underline-style="none" officeooo:paragraph-rsid="0029bb9f" style:font-size-asian="16pt" style:font-style-asian="normal" style:font-name-complex="Times New Roman1" style:font-size-complex="16pt" style:font-style-complex="normal"/>
    </style:style>
    <style:style style:name="P24" style:family="paragraph" style:parent-style-name="Standard">
      <style:paragraph-properties fo:margin-top="0cm" fo:margin-bottom="0.199cm" loext:contextual-spacing="false" fo:text-align="center" style:justify-single-word="false" style:writing-mode="page"/>
      <style:text-properties style:font-name="Times New Roman" fo:font-size="14pt" fo:language="ru" fo:country="RU" fo:font-style="normal" style:text-underline-style="none" officeooo:rsid="0029bb9f" officeooo:paragraph-rsid="0029bb9f" style:font-size-asian="14pt" style:font-style-asian="normal" style:font-name-complex="Times New Roman1" style:font-size-complex="14pt" style:font-style-complex="normal"/>
    </style:style>
    <style:style style:name="P25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ourier New" fo:font-size="12pt" fo:language="ru" fo:country="RU" officeooo:rsid="00185cd6" officeooo:paragraph-rsid="00185cd6" style:font-size-asian="12pt" style:font-size-complex="12pt"/>
    </style:style>
    <style:style style:name="P2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writing-mode="page"/>
      <style:text-properties style:font-name="Times new roman" officeooo:paragraph-rsid="002fc08f"/>
    </style:style>
    <style:style style:name="P28" style:family="paragraph" style:parent-style-name="Standard" style:master-page-name="First_20_Page">
      <style:paragraph-properties fo:margin-top="0cm" fo:margin-bottom="0cm" loext:contextual-spacing="false" fo:line-height="100%" fo:text-align="center" style:justify-single-word="false" style:page-number="auto" style:writing-mode="page"/>
      <style:text-properties style:font-name="Times New Roman" fo:font-size="14pt" fo:font-style="normal" style:text-underline-style="none" officeooo:paragraph-rsid="0029bb9f" style:font-size-asian="14pt" style:font-style-asian="normal" style:font-name-complex="Times New Roman1" style:font-size-complex="14pt" style:font-style-complex="normal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officeooo:rsid="001b696b" officeooo:paragraph-rsid="0012ffa1" style:font-size-asian="14pt" style:font-size-complex="14pt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fo:font-weight="bold" officeooo:paragraph-rsid="0012ffa1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Times New Roman" fo:font-size="14pt" fo:language="ru" fo:country="RU" officeooo:rsid="0013c914" officeooo:paragraph-rsid="0012ffa1" fo:background-color="#ffffff" style:font-size-asian="14pt" style:font-size-complex="14pt"/>
    </style:style>
    <style:style style:name="P32" style:family="paragraph" style:parent-style-name="Heading_20_1">
      <style:paragraph-properties fo:margin-top="0cm" fo:margin-bottom="0cm" loext:contextual-spacing="false" fo:text-align="start" style:justify-single-word="false" fo:break-before="page"/>
      <style:text-properties style:font-name="Times new roman" officeooo:paragraph-rsid="00113d54"/>
    </style:style>
    <style:style style:name="P33" style:family="paragraph" style:parent-style-name="Heading_20_1">
      <style:paragraph-properties fo:margin-top="0cm" fo:margin-bottom="0cm" loext:contextual-spacing="false" fo:text-align="start" style:justify-single-word="false" fo:break-before="page"/>
      <style:text-properties style:font-name="Times new roman" officeooo:paragraph-rsid="00694339"/>
    </style:style>
    <style:style style:name="P34" style:family="paragraph" style:parent-style-name="Heading_20_1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keep-with-next="always"/>
      <style:text-properties style:font-name="Times new roman" officeooo:rsid="00113d54" officeooo:paragraph-rsid="00113d54"/>
    </style:style>
    <style:style style:name="P35" style:family="paragraph" style:parent-style-name="Heading_20_1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reak-before="page" fo:background-color="transparent" fo:keep-with-next="always"/>
      <style:text-properties style:font-name="Times new roman" fo:language="ru" fo:country="RU" officeooo:rsid="006a4523" officeooo:paragraph-rsid="006a4523"/>
    </style:style>
    <style:style style:name="P36" style:family="paragraph" style:parent-style-name="Heading_20_1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fo:background-color="transparent"/>
      <style:text-properties style:font-name="Times new roman" fo:language="ru" fo:country="RU" officeooo:rsid="006a4523" officeooo:paragraph-rsid="006a4523"/>
    </style:style>
    <style:style style:name="P37" style:family="paragraph" style:parent-style-name="Heading_20_1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page" fo:background-color="transparent" fo:keep-with-next="always" style:writing-mode="page"/>
      <style:text-properties style:font-name="Times new roman" fo:language="ru" fo:country="RU" officeooo:rsid="006a4523" officeooo:paragraph-rsid="006a4523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page"/>
      <style:text-properties fo:language="ru" fo:country="RU" officeooo:rsid="000b1cce" officeooo:paragraph-rsid="000b1cce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page"/>
      <style:text-properties style:font-name="Times new roman" fo:font-size="14pt" officeooo:rsid="002745b0" officeooo:paragraph-rsid="000c3ace" style:font-size-asian="14pt" style:font-size-complex="14pt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Times new roman" officeooo:rsid="0047970e" officeooo:paragraph-rsid="004ebdfe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writing-mode="page"/>
      <style:text-properties fo:language="ru" fo:country="RU" officeooo:rsid="000b1cce" officeooo:paragraph-rsid="000b1cce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Times new roman" officeooo:rsid="001cba43" officeooo:paragraph-rsid="001cba43"/>
    </style:style>
    <style:style style:name="P43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Times new roman" officeooo:rsid="001e0699" officeooo:paragraph-rsid="003ab188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Times new roman" officeooo:paragraph-rsid="001cba43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Times new roman" officeooo:rsid="001f3e8d" officeooo:paragraph-rsid="00285db6"/>
    </style:style>
    <style:style style:name="P46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fo:background-color="#ffffff" style:font-size-asian="14pt" style:font-size-complex="14pt"/>
    </style:style>
    <style:style style:name="P4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48" style:family="paragraph" style:parent-style-name="Text_20_body">
      <style:paragraph-properties fo:text-align="center" style:justify-single-word="false"/>
      <style:text-properties officeooo:paragraph-rsid="00694339"/>
    </style:style>
    <style:style style:name="P49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Times New Roman" fo:font-size="14pt" officeooo:paragraph-rsid="0012ffa1" fo:background-color="#ffffff" style:font-size-asian="14pt" style:font-size-complex="14pt"/>
    </style:style>
    <style:style style:name="P50" style:family="paragraph" style:parent-style-name="Text_20_body" style:list-style-name="L4">
      <style:paragraph-properties fo:margin-top="0cm" fo:margin-bottom="0.265cm" loext:contextual-spacing="false" style:line-height-at-least="0.714cm" fo:text-align="justify" style:justify-single-word="false" fo:orphans="2" fo:widows="2"/>
    </style:style>
    <style:style style:name="P51" style:family="paragraph" style:parent-style-name="Text_20_body" style:list-style-name="L5">
      <style:paragraph-properties fo:margin-top="0cm" fo:margin-bottom="0.265cm" loext:contextual-spacing="false" style:line-height-at-least="0.714cm" fo:text-align="justify" style:justify-single-word="false" fo:orphans="2" fo:widows="2"/>
    </style:style>
    <style:style style:name="P52" style:family="paragraph" style:parent-style-name="Text_20_body" style:list-style-name="L6">
      <style:paragraph-properties fo:margin-top="0cm" fo:margin-bottom="0.265cm" loext:contextual-spacing="false" style:line-height-at-least="0.714cm" fo:orphans="2" fo:widows="2"/>
      <style:text-properties fo:font-variant="normal" fo:text-transform="none" fo:color="#000000" style:font-name="Times New Roman" fo:font-size="14pt" fo:letter-spacing="normal" fo:font-style="normal" fo:font-weight="normal" fo:background-color="#ffffff" style:font-size-asian="14pt" style:font-size-complex="14pt"/>
    </style:style>
    <style:style style:name="P53" style:family="paragraph" style:parent-style-name="Text_20_body" style:list-style-name="L7">
      <style:paragraph-properties fo:margin-top="0cm" fo:margin-bottom="0.265cm" loext:contextual-spacing="false" style:line-height-at-least="0.714cm" fo:orphans="2" fo:widows="2"/>
      <style:text-properties fo:font-variant="normal" fo:text-transform="none" fo:color="#000000" style:font-name="Times New Roman" fo:font-size="14pt" fo:letter-spacing="normal" fo:font-style="normal" fo:font-weight="normal" fo:background-color="#ffffff" style:font-size-asian="14pt" style:font-size-complex="14pt"/>
    </style:style>
    <style:style style:name="P54" style:family="paragraph" style:parent-style-name="Heading_20_2">
      <style:paragraph-properties fo:margin-top="0cm" fo:margin-bottom="0cm" loext:contextual-spacing="false"/>
      <style:text-properties style:font-name="Times new roman"/>
    </style:style>
    <style:style style:name="P55" style:family="paragraph" style:parent-style-name="Heading_20_2">
      <style:paragraph-properties fo:margin-top="0cm" fo:margin-bottom="0cm" loext:contextual-spacing="false" fo:text-align="justify" style:justify-single-word="false"/>
      <style:text-properties style:font-name="Times new roman"/>
    </style:style>
    <style:style style:name="P56" style:family="paragraph" style:parent-style-name="Heading_20_2">
      <style:paragraph-properties fo:margin-top="0cm" fo:margin-bottom="0cm" loext:contextual-spacing="false" fo:text-align="justify" style:justify-single-word="false"/>
      <style:text-properties style:font-name="Times new roman" officeooo:paragraph-rsid="003ab188"/>
    </style:style>
    <style:style style:name="P57" style:family="paragraph" style:parent-style-name="Heading_20_2">
      <style:paragraph-properties fo:margin-top="0cm" fo:margin-bottom="0cm" loext:contextual-spacing="false" fo:text-align="justify" style:justify-single-word="false"/>
      <style:text-properties style:font-name="Times new roman" fo:language="en" fo:country="US" officeooo:rsid="0037afd9"/>
    </style:style>
    <style:style style:name="P58" style:family="paragraph" style:parent-style-name="Heading_20_2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13c914" officeooo:paragraph-rsid="0012ffa1" fo:background-color="#ffffff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20634"/>
    </style:style>
    <style:style style:name="T3" style:family="text">
      <style:text-properties fo:language="ru" fo:country="RU" officeooo:rsid="0029bb9f"/>
    </style:style>
    <style:style style:name="T4" style:family="text">
      <style:text-properties fo:language="ru" fo:country="RU" officeooo:rsid="0029bb9f" style:font-name-complex="Times New Roman1"/>
    </style:style>
    <style:style style:name="T5" style:family="text">
      <style:text-properties fo:language="ru" fo:country="RU" officeooo:rsid="003f9570"/>
    </style:style>
    <style:style style:name="T6" style:family="text">
      <style:text-properties fo:language="ru" fo:country="RU" officeooo:rsid="0065ed51"/>
    </style:style>
    <style:style style:name="T7" style:family="text">
      <style:text-properties fo:language="ru" fo:country="RU" officeooo:rsid="00691c1a"/>
    </style:style>
    <style:style style:name="T8" style:family="text">
      <style:text-properties fo:language="ru" fo:country="RU" officeooo:rsid="00694339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3f9570"/>
    </style:style>
    <style:style style:name="T11" style:family="text">
      <style:text-properties officeooo:rsid="001d8211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fo:font-weight="bold" fo:background-color="#ffffff" loext:char-shading-value="0" style:font-size-asian="14pt" style:font-size-complex="14pt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fo:font-weight="normal" fo:background-color="#ffffff" loext:char-shading-value="0" style:font-size-asian="14pt" style:font-size-complex="14pt"/>
    </style:style>
    <style:style style:name="T14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fo:background-color="#ffffff" loext:char-shading-value="0" style:font-size-asian="14pt" style:font-size-complex="14pt"/>
    </style:style>
    <style:style style:name="T15" style:family="text">
      <style:text-properties fo:font-variant="normal" fo:text-transform="none" fo:color="#24292e" style:font-name="Times New Roman" fo:font-size="14pt" fo:letter-spacing="normal" fo:language="ru" fo:country="RU" fo:font-style="normal" style:text-underline-style="none" fo:font-weight="normal" officeooo:rsid="00113d54" style:font-size-asian="14pt" style:font-style-asian="normal" style:font-weight-asian="normal" style:font-size-complex="14pt" style:font-style-complex="normal"/>
    </style:style>
    <style:style style:name="T16" style:family="text">
      <style:text-properties fo:font-variant="normal" fo:text-transform="none" fo:letter-spacing="normal" fo:language="ru" fo:country="RU" fo:font-style="normal" fo:font-weight="normal" officeooo:rsid="0023cfa0"/>
    </style:style>
    <style:style style:name="T17" style:family="text">
      <style:text-properties officeooo:rsid="001e0699"/>
    </style:style>
    <style:style style:name="T18" style:family="text">
      <style:text-properties officeooo:rsid="001a27a1"/>
    </style:style>
    <style:style style:name="T19" style:family="text">
      <style:text-properties style:font-name-complex="Times New Roman1"/>
    </style:style>
    <style:style style:name="T20" style:family="text"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T21" style:family="text"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T22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/>
    </style:style>
    <style:style style:name="T23" style:family="text">
      <style:text-properties style:font-name="Times New Roman" fo:font-size="14pt" fo:language="ru" fo:country="RU" fo:font-style="normal" style:text-underline-style="none" officeooo:rsid="002ad332" style:font-size-asian="14pt" style:font-style-asian="normal" style:font-name-complex="Times New Roman1" style:font-size-complex="14pt" style:font-style-complex="normal"/>
    </style:style>
    <style:style style:name="T24" style:family="text">
      <style:text-properties style:font-name="Times New Roman" fo:font-size="14pt" fo:language="ru" fo:country="RU" fo:font-style="normal" style:text-underline-style="none" fo:font-weight="normal" officeooo:rsid="002ad332" style:font-size-asian="14pt" style:font-style-asian="normal" style:font-weight-asian="normal" style:font-size-complex="14pt" style:font-style-complex="normal"/>
    </style:style>
    <style:style style:name="T25" style:family="text">
      <style:text-properties style:font-name="Times New Roman" fo:language="ru" fo:country="RU" fo:font-style="normal" style:text-underline-style="none" fo:font-weight="normal" officeooo:rsid="002ad332" style:font-style-asian="normal" style:font-weight-asian="normal" style:font-style-complex="normal"/>
    </style:style>
    <style:style style:name="T26" style:family="text">
      <style:text-properties style:font-name="Times New Roman" fo:language="ru" fo:country="RU" fo:font-style="normal" style:text-underline-style="none" fo:font-weight="normal" officeooo:rsid="00113d54" style:font-style-asian="normal" style:font-weight-asian="normal" style:font-style-complex="normal"/>
    </style:style>
    <style:style style:name="T27" style:family="text">
      <style:text-properties style:font-name="Times New Roman" fo:language="ru" fo:country="RU" fo:font-style="normal" style:text-underline-style="none" fo:font-weight="normal" officeooo:rsid="0029bb9f" style:font-style-asian="normal" style:font-weight-asian="normal" style:font-name-complex="Times New Roman1" style:font-style-complex="normal"/>
    </style:style>
    <style:style style:name="T28" style:family="text">
      <style:text-properties fo:font-size="14pt" fo:language="ru" fo:country="RU" style:font-size-asian="14pt" style:font-size-complex="14pt"/>
    </style:style>
    <style:style style:name="T29" style:family="text">
      <style:text-properties officeooo:rsid="00113d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Государственное бюджетное <text:span text:style-name="T18">профессиональное </text:span>образовательное учреждение</text:p>
      <text:p text:style-name="P14">«Нижегородский радиотехнический колледж»</text:p>
      <text:p text:style-name="P18"/>
      <text:p text:style-name="P18"/>
      <text:p text:style-name="P18"/>
      <text:p text:style-name="P18"/>
      <text:p text:style-name="P18"/>
      <text:p text:style-name="P18"/>
      <text:p text:style-name="P23"/>
      <text:p text:style-name="P24">КУРСОВАЯ РАБОТА</text:p>
      <text:p text:style-name="P25"><text:bookmark-start text:name="__RefHeading___Toc744_2124456941"/><text:span text:style-name="T25">по дисциплине: </text:span><text:span text:style-name="T27">МДК 03.02</text:span><text:bookmark-end text:name="__RefHeading___Toc744_2124456941"/></text:p>
      <text:p text:style-name="P48"><text:span text:style-name="T24">на тему:</text:span><text:span text:style-name="T22"> «</text:span><text:span text:style-name="T15">Обеспечение шифрования раздела жёсткого диска под управлением в ОС Линукс</text:span><text:span text:style-name="T26"> </text:span><text:span text:style-name="T21">»</text:span></text:p>
      <text:p text:style-name="P25"/>
      <text:p text:style-name="P22"/>
      <text:p text:style-name="P17"><text:span text:style-name="T19">Дисциплина </text:span><text:span text:style-name="T4">МДК 03.02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Выполнил:<text:tab/>Проверил:</text:p>
      <text:p text:style-name="P15">Студент группы <text:span text:style-name="T3">3ОТЗИ14-1</text:span><text:tab/>Преподаватель</text:p>
      <text:p text:style-name="P15"><text:span text:style-name="T7">Колбецкий Максим</text:span><text:span text:style-name="T1"><text:tab/></text:span><text:span text:style-name="T3">Слугин В.Г.</text:span></text:p>
      <text:p text:style-name="P19"/>
      <text:p text:style-name="P18"/>
      <text:p text:style-name="P18"/>
      <text:p text:style-name="P20"/>
      <text:p text:style-name="P20"/>
      <text:p text:style-name="P20"/>
      <text:p text:style-name="P20"/>
      <text:p text:style-name="P16">Нижний Новгород </text:p>
      <text:p text:style-name="P21"><text:span text:style-name="T20">201</text:span><text:span text:style-name="T23">7</text:span></text:p>
      <text:p text:style-name="P38"/>
      <text:p text:style-name="P41"/>
      <text:h text:style-name="P33" text:outline-level="1"><text:bookmark-start text:name="__RefHeading___Toc108_786840557"/>Введение<text:bookmark-end text:name="__RefHeading___Toc108_786840557"/></text:h>
      <text:p text:style-name="P7"/>
      <text:p text:style-name="P30">Актуальность</text:p>
      <text:p text:style-name="P49"><text:span text:style-name="T16"/></text:p>
      <text:p text:style-name="P49"><text:span text:style-name="T16">Безопасность и конфиденциальность очень важны, для тех, кто хранит важные данные на компьютере. Ваш домашний компьютер находится в безопасности, но с ноутбуком или другими переносными устройствами ситуация очень сильно меняется. Если вы носите свой ноутбук с собой почти везде и к нему могут иметь доступ посторонние лица, возникает вопрос - как защитить свои данные от чужого вмешательства. Именно от физических атак, где каждый желающий может попытаться получить данные из USB накопителя или жесткого диска ноутбука просто забрав устройство или в случае ноутбука, вытянув жесткий диск и подключив его к другой операционной системе.</text:span></text:p>
      <text:p text:style-name="P46">Многие предприятия и даже простые пользователи используют шифрование дисков в linux чтобы защитить конфиденциальную информацию, такую как: сведения о клиенте, файлы, контактную информацию и многое другое. В операционной системе Linux поддерживается несколько криптографических методов для защиты разделов, отдельных каталогов или полностью всего жесткого диска. Все данные, в любом из этих способов автоматически зашифровываются и расшифровываются на лету.</text:p>
      <text:p text:style-name="P29"/>
      <text:h text:style-name="P58" text:outline-level="2">Методы шифрования данных в Linux</text:h>
      <text:p text:style-name="P46">Шифрование на уровне файловой системы:</text:p>
      <text:list xml:id="list8700792818387471754" text:style-name="L4">
        <text:list-item>
          <text:p text:style-name="P50"><text:span text:style-name="Strong_20_Emphasis"><text:span text:style-name="T12">1. eCryptfs</text:span></text:span><text:span text:style-name="T13"> - это криптографическая файловая система Linux. Она хранит криптографические метаданные для каждого файла в отдельном файле, таким образом, что файлы можно копировать между компьютерами. Файл будет успешно расшифрован, если у вас есть ключ. Это решение широко используется для реализации зашифрованной домашней директории, например, в Ubuntu. Также ChromeOS прозрачно встраивает эти алгоритмы при использовании сетевых устройств для хранения данных (NAS).</text:span></text:p>
        </text:list-item>
        <text:list-item>
          <text:p text:style-name="P50"><text:span text:style-name="Strong_20_Emphasis"><text:span text:style-name="T12">2. EncFS</text:span></text:span><text:span text:style-name="T13"> - обеспечивает шифрованную файловую систему в пространстве пользователя. Она работает без каких-либо дополнительных привилегий и использует библиотеку fuse и модуль ядра для обеспечения интерфейса файловой системы. EncFS - это свободное программное обеспечение и она распространяется под лицензией GPL.</text:span></text:p>
        </text:list-item>
      </text:list>
      <text:p text:style-name="P46">Блочное шифрование на уровне устройства:</text:p>
      <text:list xml:id="list5720057395622911554" text:style-name="L5">
        <text:list-item>
          <text:p text:style-name="P51"><text:soft-page-break/><text:span text:style-name="Strong_20_Emphasis"><text:span text:style-name="T12">Loop-AES</text:span></text:span><text:span text:style-name="T13"> - быстрая и прозрачная файловая система, а также пакет для шифрования раздела подкачки в Linux. Исходный код программы давно не изменялся. Она работает с ядрами 4.x, 3.x, 2.2, 2.0.</text:span></text:p>
        </text:list-item>
        <text:list-item>
          <text:p text:style-name="P51"><text:span text:style-name="Strong_20_Emphasis"><text:span text:style-name="T12">TrueCrypt</text:span></text:span><text:span text:style-name="T13"> - это бесплатное решение с открытым исходным кодом для шифрования диска в операционных системах Windows 7 / Vista /XP / Mac OS X, а также в Linux.</text:span></text:p>
        </text:list-item>
        <text:list-item>
          <text:p text:style-name="P51"><text:span text:style-name="Strong_20_Emphasis"><text:span text:style-name="T12">dm-crypt+LUKS</text:span></text:span><text:span text:style-name="T13"> - dm-crypt - это прозрачная подсистема для шифрования диска в ядре 2.6 и более поздних версиях. Поддерживается шифрование целых дисков, съемных носителей, разделов, томов RAID, программного обеспечения, логических томов и файлов.</text:span></text:p>
        </text:list-item>
      </text:list>
      <text:p text:style-name="P46">В этой <text:span text:style-name="T8">курсовой работе я буду использовать</text:span> шифрование жесткого диска на Linux с помощью алгоритма Linux Unified Key Setup-on-disk-format (LUKS).</text:p>
      <text:p text:style-name="P31"/>
      <text:p text:style-name="P12"/>
      <text:p text:style-name="P13">Главный недостаток использования <text:span text:style-name="T9">lvm</text:span>-разделов состоит в том, что большое количество <text:span text:style-name="T9">lvm</text:span>-снимков приводит к нагрузке на дисковую подсистему.</text:p>
      <text:p text:style-name="P13"/>
      <text:p text:style-name="P8"><text:span text:style-name="T1">Цель курсовой работы - обеспечить защиту данных жесткого диска системы, <text:s/>посредством </text:span><text:span text:style-name="T8">шифрования</text:span><text:span text:style-name="T1">.</text:span></text:p>
      <text:p text:style-name="P11"/>
      <text:p text:style-name="P5">Предметом исследования является обеспечени<text:span text:style-name="T11">е </text:span>безопасности данных жесткого диска. </text:p>
      <text:p text:style-name="P6"/>
      <text:p text:style-name="P9"><text:span text:style-name="T1">Объектом исследования курсовой работы является </text:span><text:span text:style-name="T2">???</text:span></text:p>
      <text:p text:style-name="P11"/>
      <text:h text:style-name="P35" text:outline-level="1"><text:bookmark-start text:name="__RefHeading___Toc110_786840557"/>Описание основных конфигурационных файлов и ключей шифрования, влияющих на доступ к зашифрованным файлам.<text:bookmark-end text:name="__RefHeading___Toc110_786840557"/></text:h>
      <text:p text:style-name="P39"/>
      <text:p text:style-name="P39"/>
      <text:p text:style-name="P10"/>
      <text:p text:style-name="P4"/>
      <text:h text:style-name="P36" text:outline-level="1"><text:bookmark-start text:name="__RefHeading___Toc276_586113490"/>Описание переноса жесткого диска с зашифрованным разделом в другую аппаратную платформу.<text:bookmark-end text:name="__RefHeading___Toc276_586113490"/></text:h>
      <text:p text:style-name="P3"/>
      <text:p text:style-name="P26"/>
      <text:h text:style-name="P37" text:outline-level="1"><text:bookmark-start text:name="__RefHeading___Toc282_586113490"/>Обеспечение доступности данных на зашифрованном разделе.<text:bookmark-end text:name="__RefHeading___Toc282_586113490"/></text:h>
      <text:p text:style-name="P27"><text:bookmark-start text:name="__RefHeading___Toc284_586113490"/><text:bookmark-end text:name="__RefHeading___Toc284_586113490"/></text:p>
      <text:p text:style-name="P45"/>
      <text:h text:style-name="P32" text:outline-level="1"><text:bookmark-start text:name="__RefHeading___Toc278_586113490"/>Заключение <text:bookmark-end text:name="__RefHeading___Toc278_586113490"/></text:h>
      <text:p text:style-name="P2"/>
      <text:p text:style-name="P40"><text:span text:style-name="Strong_20_Emphasis"><text:span text:style-name="T14">Плюсы:</text:span></text:span></text:p>
      <text:list xml:id="list8496474639295463778" text:style-name="L6">
        <text:list-item>
          <text:p text:style-name="P52">LUKS шифрует все блочное устройство, и поэтому очень хорошо подходит для защиты содержимого переносных устройств, таких как мобильные телефоны, съемные носители или жесткие диски ноутбуков.</text:p>
        </text:list-item>
        <text:list-item>
          <text:p text:style-name="P52">Вы можете использовать на серверах NAS для защиты резервных копий</text:p>
        </text:list-item>
        <text:list-item>
          <text:p text:style-name="P52">Процессоры Intel и AMD с AES-NI (Advanced Encryption Standard) имеют набор команд, которые могут ускорить процесс шифрования на основе dm-crypt в ядре Linux начиная с 2.6.32.</text:p>
        </text:list-item>
        <text:list-item>
          <text:p text:style-name="P52">Работает в том числе и с разделом подкачки, так что ваш ноутбук может использовать функцию спящего режима, или гибернации полностью безопасно.</text:p>
        </text:list-item>
      </text:list>
      <text:p text:style-name="P47"><text:span text:style-name="Strong_20_Emphasis"><text:span text:style-name="T12">Минусы:</text:span></text:span></text:p>
      <text:list xml:id="list8146942603752703574" text:style-name="L7">
        <text:list-item>
          <text:p text:style-name="P53">LUKS поддерживает шифрование только до восьми паролей. Это значит что только восемь пользователей с разными паролями могут иметь доступ к устройству.</text:p>
        </text:list-item>
        <text:list-item>
          <text:p text:style-name="P53">LUKS не рекомендуется для приложений, требующих шифрование на уровне файлов.</text:p>
        </text:list-item>
      </text:list>
      <text:p text:style-name="P40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Raleway" svg:font-family="Raleway, sans-serif"/>
    <style:font-face style:name="SFMono-Regular" svg:font-family="SFMono-Regular, Consolas, 'Liberation Mono', Menlo, Courier, monospace"/>
    <style:font-face style:name="Tahoma1" svg:font-family="Tahoma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cm" fo:page-height="29.7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3M33S</meta:editing-duration>
    <meta:editing-cycles>79</meta:editing-cycles>
    <meta:generator>LibreOffice/5.0.3.2$Windows_x86 LibreOffice_project/e5f16313668ac592c1bfb310f4390624e3dbfb75</meta:generator>
    <dc:date>2017-05-28T22:23:02.211000000</dc:date>
    <meta:document-statistic meta:table-count="0" meta:image-count="0" meta:object-count="0" meta:page-count="8" meta:paragraph-count="41" meta:word-count="621" meta:character-count="4533" meta:non-whitespace-character-count="3960"/>
    <meta:user-defined meta:name="Info 1"/>
    <meta:user-defined meta:name="Info 2"/>
    <meta:user-defined meta:name="Info 3"/>
    <meta:user-defined meta:name="Info 4"/>
  </office:meta>
</office:document-meta>
</file>